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-50-000" table:style-name="ta1">
        <table:shapes>
          <draw:frame draw:z-index="0" draw:style-name="gr1" draw:text-style-name="P1" svg:width="327.07mm" svg:height="150.11mm" svg:x="0mm" svg:y="30.5mm">
            <draw:object draw:notify-on-update-of-ranges="'out-50-000'.A1:'out-50-000'.Q1 'out-50-000'.A4:'out-50-000'.Q4 'out-50-000'.A6:'out-50-000'.Q6 'out-50-000'.A5:'out-50-000'.Q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column table:style-name="co3" table:number-columns-repeated="4" table:default-cell-style-name="Default"/>
        <table:table-column table:style-name="co5" table:number-columns-repeated="3" table:default-cell-style-name="Default"/>
        <table:table-column table:style-name="co4" table:number-columns-repeated="100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Sheet2.A2]/1000000" office:value-type="float" office:value="0.27829129" calcext:value-type="float">
            <text:p>0,27829129</text:p>
          </table:table-cell>
          <table:table-cell table:formula="of:=[$Sheet2.B2]/1000000" office:value-type="float" office:value="0.30197395" calcext:value-type="float">
            <text:p>0,30197395</text:p>
          </table:table-cell>
          <table:table-cell table:formula="of:=[$Sheet2.C2]/1000000" office:value-type="float" office:value="0.31843535" calcext:value-type="float">
            <text:p>0,31843535</text:p>
          </table:table-cell>
          <table:table-cell table:formula="of:=[$Sheet2.D2]/1000000" office:value-type="float" office:value="0.26536744" calcext:value-type="float">
            <text:p>0,26536744</text:p>
          </table:table-cell>
          <table:table-cell table:formula="of:=[$Sheet2.E2]/1000000" office:value-type="float" office:value="0.25857701" calcext:value-type="float">
            <text:p>0,25857701</text:p>
          </table:table-cell>
          <table:table-cell table:formula="of:=[$Sheet2.F2]/1000000" office:value-type="float" office:value="0.28152958" calcext:value-type="float">
            <text:p>0,28152958</text:p>
          </table:table-cell>
          <table:table-cell table:formula="of:=[$Sheet2.G2]/1000000" office:value-type="float" office:value="0.30149728" calcext:value-type="float">
            <text:p>0,30149728</text:p>
          </table:table-cell>
          <table:table-cell table:formula="of:=[$Sheet2.H2]/1000000" office:value-type="float" office:value="0.30372803" calcext:value-type="float">
            <text:p>0,30372803</text:p>
          </table:table-cell>
          <table:table-cell table:formula="of:=[$Sheet2.I2]/1000000" office:value-type="float" office:value="0.28858215" calcext:value-type="float">
            <text:p>0,28858215</text:p>
          </table:table-cell>
          <table:table-cell table:formula="of:=[$Sheet2.J2]/1000000" office:value-type="float" office:value="0.29758247" calcext:value-type="float">
            <text:p>0,29758247</text:p>
          </table:table-cell>
          <table:table-cell table:formula="of:=[$Sheet2.K2]/1000000" office:value-type="float" office:value="0.39265025" calcext:value-type="float">
            <text:p>0,39265025</text:p>
          </table:table-cell>
          <table:table-cell table:formula="of:=[$Sheet2.L2]/1000000" office:value-type="float" office:value="0.62817363" calcext:value-type="float">
            <text:p>0,62817363</text:p>
          </table:table-cell>
          <table:table-cell table:formula="of:=[$Sheet2.M2]/1000000" office:value-type="float" office:value="0.63345927" calcext:value-type="float">
            <text:p>0,63345927</text:p>
          </table:table-cell>
          <table:table-cell table:formula="of:=[$Sheet2.N2]/1000000" office:value-type="float" office:value="1.60333296" calcext:value-type="float">
            <text:p>1,60333296</text:p>
          </table:table-cell>
          <table:table-cell table:formula="of:=[$Sheet2.O2]/1000000" office:value-type="float" office:value="3.36315868" calcext:value-type="float">
            <text:p>3,36315868</text:p>
          </table:table-cell>
          <table:table-cell table:formula="of:=[$Sheet2.P2]/1000000" office:value-type="float" office:value="6.74614599" calcext:value-type="float">
            <text:p>6,74614599</text:p>
          </table:table-cell>
          <table:table-cell table:formula="of:=[$Sheet2.Q2]/1000000" office:value-type="float" office:value="13.2957467" calcext:value-type="float">
            <text:p>13,2957467</text:p>
          </table:table-cell>
          <table:table-cell table:number-columns-repeated="1007"/>
        </table:table-row>
        <table:table-row table:style-name="ro1">
          <table:table-cell table:formula="of:=[$Sheet2.A3]/1000000" office:value-type="float" office:value="0.29785059" calcext:value-type="float">
            <text:p>0,29785059</text:p>
          </table:table-cell>
          <table:table-cell table:formula="of:=[$Sheet2.B3]/1000000" office:value-type="float" office:value="0.08437397" calcext:value-type="float">
            <text:p>0,08437397</text:p>
          </table:table-cell>
          <table:table-cell table:formula="of:=[$Sheet2.C3]/1000000" office:value-type="float" office:value="0.13561309" calcext:value-type="float">
            <text:p>0,13561309</text:p>
          </table:table-cell>
          <table:table-cell table:formula="of:=[$Sheet2.D3]/1000000" office:value-type="float" office:value="0.08156789" calcext:value-type="float">
            <text:p>0,08156789</text:p>
          </table:table-cell>
          <table:table-cell table:formula="of:=[$Sheet2.E3]/1000000" office:value-type="float" office:value="0.07241354" calcext:value-type="float">
            <text:p>0,07241354</text:p>
          </table:table-cell>
          <table:table-cell table:formula="of:=[$Sheet2.F3]/1000000" office:value-type="float" office:value="0.1474032" calcext:value-type="float">
            <text:p>0,1474032</text:p>
          </table:table-cell>
          <table:table-cell table:formula="of:=[$Sheet2.G3]/1000000" office:value-type="float" office:value="0.12124777" calcext:value-type="float">
            <text:p>0,12124777</text:p>
          </table:table-cell>
          <table:table-cell table:formula="of:=[$Sheet2.H3]/1000000" office:value-type="float" office:value="0.09290097" calcext:value-type="float">
            <text:p>0,09290097</text:p>
          </table:table-cell>
          <table:table-cell table:formula="of:=[$Sheet2.I3]/1000000" office:value-type="float" office:value="0.08697486" calcext:value-type="float">
            <text:p>0,08697486</text:p>
          </table:table-cell>
          <table:table-cell table:formula="of:=[$Sheet2.J3]/1000000" office:value-type="float" office:value="0.1436869" calcext:value-type="float">
            <text:p>0,1436869</text:p>
          </table:table-cell>
          <table:table-cell table:formula="of:=[$Sheet2.K3]/1000000" office:value-type="float" office:value="1.95829716" calcext:value-type="float">
            <text:p>1,95829716</text:p>
          </table:table-cell>
          <table:table-cell table:formula="of:=[$Sheet2.L3]/1000000" office:value-type="float" office:value="5.45615678" calcext:value-type="float">
            <text:p>5,45615678</text:p>
          </table:table-cell>
          <table:table-cell table:formula="of:=[$Sheet2.M3]/1000000" office:value-type="float" office:value="5.55026568" calcext:value-type="float">
            <text:p>5,55026568</text:p>
          </table:table-cell>
          <table:table-cell table:formula="of:=[$Sheet2.N3]/1000000" office:value-type="float" office:value="9.83141152" calcext:value-type="float">
            <text:p>9,83141152</text:p>
          </table:table-cell>
          <table:table-cell table:formula="of:=[$Sheet2.O3]/1000000" office:value-type="float" office:value="14.17474714" calcext:value-type="float">
            <text:p>14,17474714</text:p>
          </table:table-cell>
          <table:table-cell table:formula="of:=[$Sheet2.P3]/1000000" office:value-type="float" office:value="19.98647787" calcext:value-type="float">
            <text:p>19,98647787</text:p>
          </table:table-cell>
          <table:table-cell table:formula="of:=[$Sheet2.Q3]/1000000" office:value-type="float" office:value="26.88871431" calcext:value-type="float">
            <text:p>26,88871431</text:p>
          </table:table-cell>
          <table:table-cell table:number-columns-repeated="1007"/>
        </table:table-row>
        <table:table-row table:style-name="ro1">
          <table:table-cell table:formula="of:=[$Sheet2.A4]/1000000" office:value-type="float" office:value="0.27829129" calcext:value-type="float">
            <text:p>0,27829129</text:p>
          </table:table-cell>
          <table:table-cell table:formula="of:=[$Sheet2.B4]/1000000" office:value-type="float" office:value="0.30197395" calcext:value-type="float">
            <text:p>0,30197395</text:p>
          </table:table-cell>
          <table:table-cell table:formula="of:=[$Sheet2.C4]/1000000" office:value-type="float" office:value="0.31843535" calcext:value-type="float">
            <text:p>0,31843535</text:p>
          </table:table-cell>
          <table:table-cell table:formula="of:=[$Sheet2.D4]/1000000" office:value-type="float" office:value="0.26536744" calcext:value-type="float">
            <text:p>0,26536744</text:p>
          </table:table-cell>
          <table:table-cell table:formula="of:=[$Sheet2.E4]/1000000" office:value-type="float" office:value="0.25857701" calcext:value-type="float">
            <text:p>0,25857701</text:p>
          </table:table-cell>
          <table:table-cell table:formula="of:=[$Sheet2.F4]/1000000" office:value-type="float" office:value="0.28152958" calcext:value-type="float">
            <text:p>0,28152958</text:p>
          </table:table-cell>
          <table:table-cell table:formula="of:=[$Sheet2.G4]/1000000" office:value-type="float" office:value="0.30149728" calcext:value-type="float">
            <text:p>0,30149728</text:p>
          </table:table-cell>
          <table:table-cell table:formula="of:=[$Sheet2.H4]/1000000" office:value-type="float" office:value="0.30372803" calcext:value-type="float">
            <text:p>0,30372803</text:p>
          </table:table-cell>
          <table:table-cell table:formula="of:=[$Sheet2.I4]/1000000" office:value-type="float" office:value="0.28858215" calcext:value-type="float">
            <text:p>0,28858215</text:p>
          </table:table-cell>
          <table:table-cell table:formula="of:=[$Sheet2.J4]/1000000" office:value-type="float" office:value="0.29758247" calcext:value-type="float">
            <text:p>0,29758247</text:p>
          </table:table-cell>
          <table:table-cell table:formula="of:=[$Sheet2.K4]/1000000" office:value-type="float" office:value="0.39265025" calcext:value-type="float">
            <text:p>0,39265025</text:p>
          </table:table-cell>
          <table:table-cell table:formula="of:=[$Sheet2.L4]/1000000" office:value-type="float" office:value="0.62817363" calcext:value-type="float">
            <text:p>0,62817363</text:p>
          </table:table-cell>
          <table:table-cell table:formula="of:=[$Sheet2.M4]/1000000" office:value-type="float" office:value="0.63345927" calcext:value-type="float">
            <text:p>0,63345927</text:p>
          </table:table-cell>
          <table:table-cell table:formula="of:=[$Sheet2.N4]/1000000" office:value-type="float" office:value="1.60333296" calcext:value-type="float">
            <text:p>1,60333296</text:p>
          </table:table-cell>
          <table:table-cell table:formula="of:=[$Sheet2.O4]/1000000" office:value-type="float" office:value="3.36315868" calcext:value-type="float">
            <text:p>3,36315868</text:p>
          </table:table-cell>
          <table:table-cell table:formula="of:=[$Sheet2.P4]/1000000" office:value-type="float" office:value="6.74614599" calcext:value-type="float">
            <text:p>6,74614599</text:p>
          </table:table-cell>
          <table:table-cell table:formula="of:=[$Sheet2.Q4]/1000000" office:value-type="float" office:value="13.2957467" calcext:value-type="float">
            <text:p>13,2957467</text:p>
          </table:table-cell>
          <table:table-cell table:number-columns-repeated="1007"/>
        </table:table-row>
        <table:table-row table:style-name="ro1">
          <table:table-cell table:formula="of:=[$Sheet2.A5]/1000000" office:value-type="float" office:value="0.27610009" calcext:value-type="float">
            <text:p>0,27610009</text:p>
          </table:table-cell>
          <table:table-cell table:formula="of:=[$Sheet2.B5]/1000000" office:value-type="float" office:value="0.30135323" calcext:value-type="float">
            <text:p>0,30135323</text:p>
          </table:table-cell>
          <table:table-cell table:formula="of:=[$Sheet2.C5]/1000000" office:value-type="float" office:value="0.31743768" calcext:value-type="float">
            <text:p>0,31743768</text:p>
          </table:table-cell>
          <table:table-cell table:formula="of:=[$Sheet2.D5]/1000000" office:value-type="float" office:value="0.26476737" calcext:value-type="float">
            <text:p>0,26476737</text:p>
          </table:table-cell>
          <table:table-cell table:formula="of:=[$Sheet2.E5]/1000000" office:value-type="float" office:value="0.25804428" calcext:value-type="float">
            <text:p>0,25804428</text:p>
          </table:table-cell>
          <table:table-cell table:formula="of:=[$Sheet2.F5]/1000000" office:value-type="float" office:value="0.28044518" calcext:value-type="float">
            <text:p>0,28044518</text:p>
          </table:table-cell>
          <table:table-cell table:formula="of:=[$Sheet2.G5]/1000000" office:value-type="float" office:value="0.30060529" calcext:value-type="float">
            <text:p>0,30060529</text:p>
          </table:table-cell>
          <table:table-cell table:formula="of:=[$Sheet2.H5]/1000000" office:value-type="float" office:value="0.30304459" calcext:value-type="float">
            <text:p>0,30304459</text:p>
          </table:table-cell>
          <table:table-cell table:formula="of:=[$Sheet2.I5]/1000000" office:value-type="float" office:value="0.2879423" calcext:value-type="float">
            <text:p>0,2879423</text:p>
          </table:table-cell>
          <table:table-cell table:formula="of:=[$Sheet2.J5]/1000000" office:value-type="float" office:value="0.29652541" calcext:value-type="float">
            <text:p>0,29652541</text:p>
          </table:table-cell>
          <table:table-cell table:formula="of:=[$Sheet2.K5]/1000000" office:value-type="float" office:value="0.37824362" calcext:value-type="float">
            <text:p>0,37824362</text:p>
          </table:table-cell>
          <table:table-cell table:formula="of:=[$Sheet2.L5]/1000000" office:value-type="float" office:value="0.58803426" calcext:value-type="float">
            <text:p>0,58803426</text:p>
          </table:table-cell>
          <table:table-cell table:formula="of:=[$Sheet2.M5]/1000000" office:value-type="float" office:value="0.59262756" calcext:value-type="float">
            <text:p>0,59262756</text:p>
          </table:table-cell>
          <table:table-cell table:formula="of:=[$Sheet2.N5]/1000000" office:value-type="float" office:value="1.53100609" calcext:value-type="float">
            <text:p>1,53100609</text:p>
          </table:table-cell>
          <table:table-cell table:formula="of:=[$Sheet2.O5]/1000000" office:value-type="float" office:value="3.25887914" calcext:value-type="float">
            <text:p>3,25887914</text:p>
          </table:table-cell>
          <table:table-cell table:formula="of:=[$Sheet2.P5]/1000000" office:value-type="float" office:value="6.59911122" calcext:value-type="float">
            <text:p>6,59911122</text:p>
          </table:table-cell>
          <table:table-cell table:formula="of:=[$Sheet2.Q5]/1000000" office:value-type="float" office:value="13.09793416" calcext:value-type="float">
            <text:p>13,09793416</text:p>
          </table:table-cell>
          <table:table-cell table:number-columns-repeated="1007"/>
        </table:table-row>
        <table:table-row table:style-name="ro1">
          <table:table-cell table:formula="of:=[$Sheet2.A6]/1000000" office:value-type="float" office:value="0.2804825" calcext:value-type="float">
            <text:p>0,2804825</text:p>
          </table:table-cell>
          <table:table-cell table:formula="of:=[$Sheet2.B6]/1000000" office:value-type="float" office:value="0.30259466" calcext:value-type="float">
            <text:p>0,30259466</text:p>
          </table:table-cell>
          <table:table-cell table:formula="of:=[$Sheet2.C6]/1000000" office:value-type="float" office:value="0.31943301" calcext:value-type="float">
            <text:p>0,31943301</text:p>
          </table:table-cell>
          <table:table-cell table:formula="of:=[$Sheet2.D6]/1000000" office:value-type="float" office:value="0.26596751" calcext:value-type="float">
            <text:p>0,26596751</text:p>
          </table:table-cell>
          <table:table-cell table:formula="of:=[$Sheet2.E6]/1000000" office:value-type="float" office:value="0.25910973" calcext:value-type="float">
            <text:p>0,25910973</text:p>
          </table:table-cell>
          <table:table-cell table:formula="of:=[$Sheet2.F6]/1000000" office:value-type="float" office:value="0.28261399" calcext:value-type="float">
            <text:p>0,28261399</text:p>
          </table:table-cell>
          <table:table-cell table:formula="of:=[$Sheet2.G6]/1000000" office:value-type="float" office:value="0.30238926" calcext:value-type="float">
            <text:p>0,30238926</text:p>
          </table:table-cell>
          <table:table-cell table:formula="of:=[$Sheet2.H6]/1000000" office:value-type="float" office:value="0.30441148" calcext:value-type="float">
            <text:p>0,30441148</text:p>
          </table:table-cell>
          <table:table-cell table:formula="of:=[$Sheet2.I6]/1000000" office:value-type="float" office:value="0.289222" calcext:value-type="float">
            <text:p>0,289222</text:p>
          </table:table-cell>
          <table:table-cell table:formula="of:=[$Sheet2.J6]/1000000" office:value-type="float" office:value="0.29863953" calcext:value-type="float">
            <text:p>0,29863953</text:p>
          </table:table-cell>
          <table:table-cell table:formula="of:=[$Sheet2.K6]/1000000" office:value-type="float" office:value="0.40705688" calcext:value-type="float">
            <text:p>0,40705688</text:p>
          </table:table-cell>
          <table:table-cell table:formula="of:=[$Sheet2.L6]/1000000" office:value-type="float" office:value="0.66831301" calcext:value-type="float">
            <text:p>0,66831301</text:p>
          </table:table-cell>
          <table:table-cell table:formula="of:=[$Sheet2.M6]/1000000" office:value-type="float" office:value="0.67429098" calcext:value-type="float">
            <text:p>0,67429098</text:p>
          </table:table-cell>
          <table:table-cell table:formula="of:=[$Sheet2.N6]/1000000" office:value-type="float" office:value="1.67565983" calcext:value-type="float">
            <text:p>1,67565983</text:p>
          </table:table-cell>
          <table:table-cell table:formula="of:=[$Sheet2.O6]/1000000" office:value-type="float" office:value="3.46743822" calcext:value-type="float">
            <text:p>3,46743822</text:p>
          </table:table-cell>
          <table:table-cell table:formula="of:=[$Sheet2.P6]/1000000" office:value-type="float" office:value="6.89318077" calcext:value-type="float">
            <text:p>6,89318077</text:p>
          </table:table-cell>
          <table:table-cell table:formula="of:=[$Sheet2.Q6]/1000000" office:value-type="float" office:value="13.49355925" calcext:value-type="float">
            <text:p>13,49355925</text:p>
          </table:table-cell>
          <table:table-cell table:number-columns-repeated="1007"/>
        </table:table-row>
      </table:table>
      <table:table table:name="Sheet2" table:style-name="ta1">
        <table:table-column table:style-name="co4" table:number-columns-repeated="1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8291.29" calcext:value-type="float">
            <text:p>278291,29</text:p>
          </table:table-cell>
          <table:table-cell office:value-type="float" office:value="301973.95" calcext:value-type="float">
            <text:p>301973,95</text:p>
          </table:table-cell>
          <table:table-cell office:value-type="float" office:value="318435.35" calcext:value-type="float">
            <text:p>318435,35</text:p>
          </table:table-cell>
          <table:table-cell office:value-type="float" office:value="265367.44" calcext:value-type="float">
            <text:p>265367,44</text:p>
          </table:table-cell>
          <table:table-cell office:value-type="float" office:value="258577.01" calcext:value-type="float">
            <text:p>258577,01</text:p>
          </table:table-cell>
          <table:table-cell office:value-type="float" office:value="281529.58" calcext:value-type="float">
            <text:p>281529,58</text:p>
          </table:table-cell>
          <table:table-cell office:value-type="float" office:value="301497.28" calcext:value-type="float">
            <text:p>301497,28</text:p>
          </table:table-cell>
          <table:table-cell office:value-type="float" office:value="303728.03" calcext:value-type="float">
            <text:p>303728,03</text:p>
          </table:table-cell>
          <table:table-cell office:value-type="float" office:value="288582.15" calcext:value-type="float">
            <text:p>288582,15</text:p>
          </table:table-cell>
          <table:table-cell office:value-type="float" office:value="297582.47" calcext:value-type="float">
            <text:p>297582,47</text:p>
          </table:table-cell>
          <table:table-cell office:value-type="float" office:value="392650.25" calcext:value-type="float">
            <text:p>392650,25</text:p>
          </table:table-cell>
          <table:table-cell office:value-type="float" office:value="628173.63" calcext:value-type="float">
            <text:p>628173,63</text:p>
          </table:table-cell>
          <table:table-cell office:value-type="float" office:value="633459.27" calcext:value-type="float">
            <text:p>633459,27</text:p>
          </table:table-cell>
          <table:table-cell office:value-type="float" office:value="1603332.96" calcext:value-type="float">
            <text:p>1603332,96</text:p>
          </table:table-cell>
          <table:table-cell office:value-type="float" office:value="3363158.68" calcext:value-type="float">
            <text:p>3363158,68</text:p>
          </table:table-cell>
          <table:table-cell office:value-type="float" office:value="6746145.99" calcext:value-type="float">
            <text:p>6746145,99</text:p>
          </table:table-cell>
          <table:table-cell office:value-type="float" office:value="13295746.7" calcext:value-type="float">
            <text:p>13295746,7</text:p>
          </table:table-cell>
        </table:table-row>
        <table:table-row table:style-name="ro1">
          <table:table-cell office:value-type="float" office:value="297850.59" calcext:value-type="float">
            <text:p>297850,59</text:p>
          </table:table-cell>
          <table:table-cell office:value-type="float" office:value="84373.97" calcext:value-type="float">
            <text:p>84373,97</text:p>
          </table:table-cell>
          <table:table-cell office:value-type="float" office:value="135613.09" calcext:value-type="float">
            <text:p>135613,09</text:p>
          </table:table-cell>
          <table:table-cell office:value-type="float" office:value="81567.89" calcext:value-type="float">
            <text:p>81567,89</text:p>
          </table:table-cell>
          <table:table-cell office:value-type="float" office:value="72413.54" calcext:value-type="float">
            <text:p>72413,54</text:p>
          </table:table-cell>
          <table:table-cell office:value-type="float" office:value="147403.2" calcext:value-type="float">
            <text:p>147403,2</text:p>
          </table:table-cell>
          <table:table-cell office:value-type="float" office:value="121247.77" calcext:value-type="float">
            <text:p>121247,77</text:p>
          </table:table-cell>
          <table:table-cell office:value-type="float" office:value="92900.97" calcext:value-type="float">
            <text:p>92900,97</text:p>
          </table:table-cell>
          <table:table-cell office:value-type="float" office:value="86974.86" calcext:value-type="float">
            <text:p>86974,86</text:p>
          </table:table-cell>
          <table:table-cell office:value-type="float" office:value="143686.9" calcext:value-type="float">
            <text:p>143686,9</text:p>
          </table:table-cell>
          <table:table-cell office:value-type="float" office:value="1958297.16" calcext:value-type="float">
            <text:p>1958297,16</text:p>
          </table:table-cell>
          <table:table-cell office:value-type="float" office:value="5456156.78" calcext:value-type="float">
            <text:p>5456156,78</text:p>
          </table:table-cell>
          <table:table-cell office:value-type="float" office:value="5550265.68" calcext:value-type="float">
            <text:p>5550265,68</text:p>
          </table:table-cell>
          <table:table-cell office:value-type="float" office:value="9831411.52" calcext:value-type="float">
            <text:p>9831411,52</text:p>
          </table:table-cell>
          <table:table-cell office:value-type="float" office:value="14174747.14" calcext:value-type="float">
            <text:p>14174747,14</text:p>
          </table:table-cell>
          <table:table-cell office:value-type="float" office:value="19986477.87" calcext:value-type="float">
            <text:p>19986477,87</text:p>
          </table:table-cell>
          <table:table-cell office:value-type="float" office:value="26888714.31" calcext:value-type="float">
            <text:p>26888714,31</text:p>
          </table:table-cell>
        </table:table-row>
        <table:table-row table:style-name="ro1">
          <table:table-cell office:value-type="float" office:value="278291.29" calcext:value-type="float">
            <text:p>278291,29</text:p>
          </table:table-cell>
          <table:table-cell office:value-type="float" office:value="301973.95" calcext:value-type="float">
            <text:p>301973,95</text:p>
          </table:table-cell>
          <table:table-cell office:value-type="float" office:value="318435.35" calcext:value-type="float">
            <text:p>318435,35</text:p>
          </table:table-cell>
          <table:table-cell office:value-type="float" office:value="265367.44" calcext:value-type="float">
            <text:p>265367,44</text:p>
          </table:table-cell>
          <table:table-cell office:value-type="float" office:value="258577.01" calcext:value-type="float">
            <text:p>258577,01</text:p>
          </table:table-cell>
          <table:table-cell office:value-type="float" office:value="281529.58" calcext:value-type="float">
            <text:p>281529,58</text:p>
          </table:table-cell>
          <table:table-cell office:value-type="float" office:value="301497.28" calcext:value-type="float">
            <text:p>301497,28</text:p>
          </table:table-cell>
          <table:table-cell office:value-type="float" office:value="303728.03" calcext:value-type="float">
            <text:p>303728,03</text:p>
          </table:table-cell>
          <table:table-cell office:value-type="float" office:value="288582.15" calcext:value-type="float">
            <text:p>288582,15</text:p>
          </table:table-cell>
          <table:table-cell office:value-type="float" office:value="297582.47" calcext:value-type="float">
            <text:p>297582,47</text:p>
          </table:table-cell>
          <table:table-cell office:value-type="float" office:value="392650.25" calcext:value-type="float">
            <text:p>392650,25</text:p>
          </table:table-cell>
          <table:table-cell office:value-type="float" office:value="628173.63" calcext:value-type="float">
            <text:p>628173,63</text:p>
          </table:table-cell>
          <table:table-cell office:value-type="float" office:value="633459.27" calcext:value-type="float">
            <text:p>633459,27</text:p>
          </table:table-cell>
          <table:table-cell office:value-type="float" office:value="1603332.96" calcext:value-type="float">
            <text:p>1603332,96</text:p>
          </table:table-cell>
          <table:table-cell office:value-type="float" office:value="3363158.68" calcext:value-type="float">
            <text:p>3363158,68</text:p>
          </table:table-cell>
          <table:table-cell office:value-type="float" office:value="6746145.99" calcext:value-type="float">
            <text:p>6746145,99</text:p>
          </table:table-cell>
          <table:table-cell office:value-type="float" office:value="13295746.7" calcext:value-type="float">
            <text:p>13295746,7</text:p>
          </table:table-cell>
        </table:table-row>
        <table:table-row table:style-name="ro1">
          <table:table-cell office:value-type="float" office:value="276100.09" calcext:value-type="float">
            <text:p>276100,09</text:p>
          </table:table-cell>
          <table:table-cell office:value-type="float" office:value="301353.23" calcext:value-type="float">
            <text:p>301353,23</text:p>
          </table:table-cell>
          <table:table-cell office:value-type="float" office:value="317437.68" calcext:value-type="float">
            <text:p>317437,68</text:p>
          </table:table-cell>
          <table:table-cell office:value-type="float" office:value="264767.37" calcext:value-type="float">
            <text:p>264767,37</text:p>
          </table:table-cell>
          <table:table-cell office:value-type="float" office:value="258044.28" calcext:value-type="float">
            <text:p>258044,28</text:p>
          </table:table-cell>
          <table:table-cell office:value-type="float" office:value="280445.18" calcext:value-type="float">
            <text:p>280445,18</text:p>
          </table:table-cell>
          <table:table-cell office:value-type="float" office:value="300605.29" calcext:value-type="float">
            <text:p>300605,29</text:p>
          </table:table-cell>
          <table:table-cell office:value-type="float" office:value="303044.59" calcext:value-type="float">
            <text:p>303044,59</text:p>
          </table:table-cell>
          <table:table-cell office:value-type="float" office:value="287942.3" calcext:value-type="float">
            <text:p>287942,3</text:p>
          </table:table-cell>
          <table:table-cell office:value-type="float" office:value="296525.41" calcext:value-type="float">
            <text:p>296525,41</text:p>
          </table:table-cell>
          <table:table-cell office:value-type="float" office:value="378243.62" calcext:value-type="float">
            <text:p>378243,62</text:p>
          </table:table-cell>
          <table:table-cell office:value-type="float" office:value="588034.26" calcext:value-type="float">
            <text:p>588034,26</text:p>
          </table:table-cell>
          <table:table-cell office:value-type="float" office:value="592627.56" calcext:value-type="float">
            <text:p>592627,56</text:p>
          </table:table-cell>
          <table:table-cell office:value-type="float" office:value="1531006.09" calcext:value-type="float">
            <text:p>1531006,09</text:p>
          </table:table-cell>
          <table:table-cell office:value-type="float" office:value="3258879.14" calcext:value-type="float">
            <text:p>3258879,14</text:p>
          </table:table-cell>
          <table:table-cell office:value-type="float" office:value="6599111.22" calcext:value-type="float">
            <text:p>6599111,22</text:p>
          </table:table-cell>
          <table:table-cell office:value-type="float" office:value="13097934.16" calcext:value-type="float">
            <text:p>13097934,16</text:p>
          </table:table-cell>
        </table:table-row>
        <table:table-row table:style-name="ro1">
          <table:table-cell office:value-type="float" office:value="280482.5" calcext:value-type="float">
            <text:p>280482,5</text:p>
          </table:table-cell>
          <table:table-cell office:value-type="float" office:value="302594.66" calcext:value-type="float">
            <text:p>302594,66</text:p>
          </table:table-cell>
          <table:table-cell office:value-type="float" office:value="319433.01" calcext:value-type="float">
            <text:p>319433,01</text:p>
          </table:table-cell>
          <table:table-cell office:value-type="float" office:value="265967.51" calcext:value-type="float">
            <text:p>265967,51</text:p>
          </table:table-cell>
          <table:table-cell office:value-type="float" office:value="259109.73" calcext:value-type="float">
            <text:p>259109,73</text:p>
          </table:table-cell>
          <table:table-cell office:value-type="float" office:value="282613.99" calcext:value-type="float">
            <text:p>282613,99</text:p>
          </table:table-cell>
          <table:table-cell office:value-type="float" office:value="302389.26" calcext:value-type="float">
            <text:p>302389,26</text:p>
          </table:table-cell>
          <table:table-cell office:value-type="float" office:value="304411.48" calcext:value-type="float">
            <text:p>304411,48</text:p>
          </table:table-cell>
          <table:table-cell office:value-type="float" office:value="289222" calcext:value-type="float">
            <text:p>289222</text:p>
          </table:table-cell>
          <table:table-cell office:value-type="float" office:value="298639.53" calcext:value-type="float">
            <text:p>298639,53</text:p>
          </table:table-cell>
          <table:table-cell office:value-type="float" office:value="407056.88" calcext:value-type="float">
            <text:p>407056,88</text:p>
          </table:table-cell>
          <table:table-cell office:value-type="float" office:value="668313.01" calcext:value-type="float">
            <text:p>668313,01</text:p>
          </table:table-cell>
          <table:table-cell office:value-type="float" office:value="674290.98" calcext:value-type="float">
            <text:p>674290,98</text:p>
          </table:table-cell>
          <table:table-cell office:value-type="float" office:value="1675659.83" calcext:value-type="float">
            <text:p>1675659,83</text:p>
          </table:table-cell>
          <table:table-cell office:value-type="float" office:value="3467438.22" calcext:value-type="float">
            <text:p>3467438,22</text:p>
          </table:table-cell>
          <table:table-cell office:value-type="float" office:value="6893180.77" calcext:value-type="float">
            <text:p>6893180,77</text:p>
          </table:table-cell>
          <table:table-cell office:value-type="float" office:value="13493559.25" calcext:value-type="float">
            <text:p>13493559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04:30:32.9481229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2T02:58:09.247982927</dc:date>
    <meta:editing-duration>PT32M47S</meta:editing-duration>
    <meta:editing-cycles>5</meta:editing-cycles>
    <meta:generator>LibreOffice/6.0.7.3$Linux_X86_64 LibreOffice_project/00m0$Build-3</meta:generator>
    <meta:document-statistic meta:table-count="2" meta:cell-count="12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 chart:error-upper-range="'out-50-000'.A6:'out-50-000'.Q6" chart:error-lower-range="'out-50-000'.A5:'out-50-000'.Q5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5" chart:reverse-direction="false" text:line-break="false" loext:try-staggering-first="false" chart:link-data-style-to-source="true" chart:axis-position="1"/>
      <style:graphic-properties draw:stroke="none"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out-50-000'.A6:'out-50-000'.Q6" chart:error-lower-range="'out-50-000'.A5:'out-50-000'.Q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out-50-000'.A6:'out-50-000'.Q6" chart:error-lower-range="'out-50-000'.A5:'out-50-000'.Q5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08cm" svg:height="15.012cm" xlink:href=".." xlink:type="simple" chart:class="chart:line" chart:style-name="ch1">
        <chart:title svg:x="14.141cm" svg:y="0.436cm" chart:style-name="ch2">
          <text:p>RTT 50.000 iterações</text:p>
        </chart:title>
        <chart:subtitle svg:x="11.005cm" svg:y="1.515cm" chart:style-name="ch3">
          <text:p>2 clientes TCP, 1 servidor TCP concorrente, 100Mbps (Java)</text:p>
        </chart:subtitle>
        <chart:plot-area chart:style-name="ch4" table:cell-range-address="'out-50-000'.A1:'out-50-000'.Q1 'out-50-000'.A4:'out-50-000'.Q4" chart:data-source-has-labels="row" svg:x="1.665cm" svg:y="2.498cm" svg:width="30.389cm" svg:height="11.233cm">
          <chartooo:coordinate-region svg:x="2.286cm" svg:y="2.697cm" svg:width="29.581cm" svg:height="10.387cm"/>
          <chart:axis chart:dimension="x" chart:name="primary-x" chart:style-name="ch5" chartooo:axis-type="auto">
            <chartooo:date-scale/>
            <chart:title svg:x="13.944cm" svg:y="14.031cm" chart:style-name="ch6">
              <text:p>Tamanho da mensagem - 2⁰ ... 2¹⁶ bytes</text:p>
            </chart:title>
            <chart:categories table:cell-range-address="'out-50-000'.A1:'out-50-000'.Q1"/>
          </chart:axis>
          <chart:axis chart:dimension="y" chart:name="primary-y" chart:style-name="ch7">
            <chart:title svg:x="0.451cm" svg:y="8.833cm" chart:style-name="ch8">
              <text:p>RTT (ms)</text:p>
            </chart:title>
            <chart:grid chart:style-name="ch9" chart:class="major"/>
          </chart:axis>
          <chart:series chart:style-name="ch10" chart:values-cell-range-address="'out-50-000'.A4:'out-50-000'.Q4" chart:class="chart:line">
            <chart:error-indicator chart:style-name="ch11" chart:dimension="y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out-50-000'.A1:'out-50-000'.Q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27829129">
                <text:p>0.27829129</text:p>
                <draw:g>
                  <svg:desc>'out-50-000'.A4:'out-50-000'.Q4</svg:desc>
                </draw:g>
              </table:table-cell>
              <table:table-cell office:value-type="float" office:value="0.30197395">
                <text:p>0.30197395</text:p>
              </table:table-cell>
              <table:table-cell office:value-type="float" office:value="0.31843535">
                <text:p>0.31843535</text:p>
              </table:table-cell>
              <table:table-cell office:value-type="float" office:value="0.26536744">
                <text:p>0.26536744</text:p>
              </table:table-cell>
              <table:table-cell office:value-type="float" office:value="0.25857701">
                <text:p>0.25857701</text:p>
              </table:table-cell>
              <table:table-cell office:value-type="float" office:value="0.28152958">
                <text:p>0.28152958</text:p>
              </table:table-cell>
              <table:table-cell office:value-type="float" office:value="0.30149728">
                <text:p>0.30149728</text:p>
              </table:table-cell>
              <table:table-cell office:value-type="float" office:value="0.30372803">
                <text:p>0.30372803</text:p>
              </table:table-cell>
              <table:table-cell office:value-type="float" office:value="0.28858215">
                <text:p>0.28858215</text:p>
              </table:table-cell>
              <table:table-cell office:value-type="float" office:value="0.29758247">
                <text:p>0.29758247</text:p>
              </table:table-cell>
              <table:table-cell office:value-type="float" office:value="0.39265025">
                <text:p>0.39265025</text:p>
              </table:table-cell>
              <table:table-cell office:value-type="float" office:value="0.62817363">
                <text:p>0.62817363</text:p>
              </table:table-cell>
              <table:table-cell office:value-type="float" office:value="0.63345927">
                <text:p>0.63345927</text:p>
              </table:table-cell>
              <table:table-cell office:value-type="float" office:value="1.60333296">
                <text:p>1.60333296</text:p>
              </table:table-cell>
              <table:table-cell office:value-type="float" office:value="3.36315868">
                <text:p>3.36315868</text:p>
              </table:table-cell>
              <table:table-cell office:value-type="float" office:value="6.74614599">
                <text:p>6.74614599</text:p>
              </table:table-cell>
              <table:table-cell office:value-type="float" office:value="13.2957467">
                <text:p>13.2957467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2804825">
                <text:p>0.2804825</text:p>
                <draw:g>
                  <svg:desc>'out-50-000'.A6:'out-50-000'.Q6</svg:desc>
                </draw:g>
              </table:table-cell>
              <table:table-cell office:value-type="float" office:value="0.30259466">
                <text:p>0.30259466</text:p>
              </table:table-cell>
              <table:table-cell office:value-type="float" office:value="0.31943301">
                <text:p>0.31943301</text:p>
              </table:table-cell>
              <table:table-cell office:value-type="float" office:value="0.26596751">
                <text:p>0.26596751</text:p>
              </table:table-cell>
              <table:table-cell office:value-type="float" office:value="0.25910973">
                <text:p>0.25910973</text:p>
              </table:table-cell>
              <table:table-cell office:value-type="float" office:value="0.28261399">
                <text:p>0.28261399</text:p>
              </table:table-cell>
              <table:table-cell office:value-type="float" office:value="0.30238926">
                <text:p>0.30238926</text:p>
              </table:table-cell>
              <table:table-cell office:value-type="float" office:value="0.30441148">
                <text:p>0.30441148</text:p>
              </table:table-cell>
              <table:table-cell office:value-type="float" office:value="0.289222">
                <text:p>0.289222</text:p>
              </table:table-cell>
              <table:table-cell office:value-type="float" office:value="0.29863953">
                <text:p>0.29863953</text:p>
              </table:table-cell>
              <table:table-cell office:value-type="float" office:value="0.40705688">
                <text:p>0.40705688</text:p>
              </table:table-cell>
              <table:table-cell office:value-type="float" office:value="0.66831301">
                <text:p>0.66831301</text:p>
              </table:table-cell>
              <table:table-cell office:value-type="float" office:value="0.67429098">
                <text:p>0.67429098</text:p>
              </table:table-cell>
              <table:table-cell office:value-type="float" office:value="1.67565983">
                <text:p>1.67565983</text:p>
              </table:table-cell>
              <table:table-cell office:value-type="float" office:value="3.46743822">
                <text:p>3.46743822</text:p>
              </table:table-cell>
              <table:table-cell office:value-type="float" office:value="6.89318077">
                <text:p>6.89318077</text:p>
              </table:table-cell>
              <table:table-cell office:value-type="float" office:value="13.49355925">
                <text:p>13.49355925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27610009">
                <text:p>0.27610009</text:p>
                <draw:g>
                  <svg:desc>'out-50-000'.A5:'out-50-000'.Q5</svg:desc>
                </draw:g>
              </table:table-cell>
              <table:table-cell office:value-type="float" office:value="0.30135323">
                <text:p>0.30135323</text:p>
              </table:table-cell>
              <table:table-cell office:value-type="float" office:value="0.31743768">
                <text:p>0.31743768</text:p>
              </table:table-cell>
              <table:table-cell office:value-type="float" office:value="0.26476737">
                <text:p>0.26476737</text:p>
              </table:table-cell>
              <table:table-cell office:value-type="float" office:value="0.25804428">
                <text:p>0.25804428</text:p>
              </table:table-cell>
              <table:table-cell office:value-type="float" office:value="0.28044518">
                <text:p>0.28044518</text:p>
              </table:table-cell>
              <table:table-cell office:value-type="float" office:value="0.30060529">
                <text:p>0.30060529</text:p>
              </table:table-cell>
              <table:table-cell office:value-type="float" office:value="0.30304459">
                <text:p>0.30304459</text:p>
              </table:table-cell>
              <table:table-cell office:value-type="float" office:value="0.2879423">
                <text:p>0.2879423</text:p>
              </table:table-cell>
              <table:table-cell office:value-type="float" office:value="0.29652541">
                <text:p>0.29652541</text:p>
              </table:table-cell>
              <table:table-cell office:value-type="float" office:value="0.37824362">
                <text:p>0.37824362</text:p>
              </table:table-cell>
              <table:table-cell office:value-type="float" office:value="0.58803426">
                <text:p>0.58803426</text:p>
              </table:table-cell>
              <table:table-cell office:value-type="float" office:value="0.59262756">
                <text:p>0.59262756</text:p>
              </table:table-cell>
              <table:table-cell office:value-type="float" office:value="1.53100609">
                <text:p>1.53100609</text:p>
              </table:table-cell>
              <table:table-cell office:value-type="float" office:value="3.25887914">
                <text:p>3.25887914</text:p>
              </table:table-cell>
              <table:table-cell office:value-type="float" office:value="6.59911122">
                <text:p>6.59911122</text:p>
              </table:table-cell>
              <table:table-cell office:value-type="float" office:value="13.09793416">
                <text:p>13.09793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